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e10f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e10ff"/>
    </style:style>
    <style:style style:name="P4" style:family="paragraph" style:parent-style-name="Standard" style:master-page-name="Standard">
      <style:paragraph-properties style:page-number="auto"/>
      <style:text-properties officeooo:paragraph-rsid="001e10ff"/>
    </style:style>
    <style:style style:name="T1" style:family="text">
      <style:text-properties officeooo:rsid="001e10ff"/>
    </style:style>
    <style:style style:name="T2" style:family="text">
      <style:text-properties style:font-name="Times-Roman1" fo:font-size="10pt" style:font-size-asian="10pt"/>
    </style:style>
    <style:style style:name="T3" style:family="text">
      <style:text-properties style:font-name="Times-Roman1" fo:font-size="10pt" officeooo:rsid="001e10ff" style:font-size-asian="10pt"/>
    </style:style>
    <style:style style:name="T4" style:family="text">
      <style:text-properties style:font-name="Times-Roman1" fo:font-size="10pt" fo:font-weight="bold" style:font-size-asian="10pt" style:font-weight-asian="bold" style:font-weight-complex="bold"/>
    </style:style>
    <style:style style:name="T5" style:family="text">
      <style:text-properties style:font-name="Times-Roman1" fo:font-size="10pt" fo:font-weight="bold" fo:background-color="#ffff00" style:font-size-asian="10pt" style:font-weight-asian="bold" style:font-weight-complex="bold"/>
    </style:style>
    <style:style style:name="T6" style:family="text">
      <style:text-properties style:font-name="Times-Roman1" fo:font-size="10pt" fo:font-weight="bold" fo:background-color="#00ff00" style:font-size-asian="10pt" style:font-weight-asian="bold" style:font-weight-complex="bold"/>
    </style:style>
    <style:style style:name="T7" style:family="text">
      <style:text-properties style:font-name="Times-Roman1" fo:font-size="10pt" fo:background-color="#00ff00" style:font-size-asian="10pt"/>
    </style:style>
    <style:style style:name="T8" style:family="text">
      <style:text-properties style:font-name="Times-Roman1" fo:font-size="10pt" fo:background-color="#ffff00" style:font-size-asian="10pt"/>
    </style:style>
    <style:style style:name="T9" style:family="text">
      <style:text-properties style:font-name="Times-Roman1" fo:font-size="10pt" fo:font-weight="normal" style:font-size-asian="10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entions of the word "sign" in the Bible: Books of Ezekiel and Daniel.</text:span></text:p>
      <text:p text:style-name="P1"><text:span text:style-name="T1"/></text:p>
      <text:p text:style-name="P1"><text:span text:style-name="T1">Ezekiel:</text:span></text:p>
      <text:p text:style-name="P2"><text:span text:style-name="T3"><text:s/></text:span><text:span text:style-name="T2">{4:1} Thou also, son of man, take thee a tile, and lay it</text:span></text:p>
      <text:p text:style-name="P2"><text:span text:style-name="T2">before thee, and pourtray upon it the city, [even] Jerusalem:</text:span></text:p>
      <text:p text:style-name="P2"><text:span text:style-name="T2">{4:2} And lay siege against it, and build a fort against it,</text:span></text:p>
      <text:p text:style-name="P2"><text:span text:style-name="T2">and cast a mount against it; set the camp also against it, and</text:span></text:p>
      <text:p text:style-name="P2"><text:span text:style-name="T2">set [battering] rams against it round about. {4:3} Moreover</text:span></text:p>
      <text:p text:style-name="P2"><text:span text:style-name="T2">take thou unto thee an iron pan, and set it for a wall of iron</text:span></text:p>
      <text:p text:style-name="P2"><text:span text:style-name="T2"><text:s/>between thee and the city: and set thy face against it, and it</text:span></text:p>
      <text:p text:style-name="P2"><text:span text:style-name="T2">shall be besieged, and thou shalt lay siege against it. This</text:span></text:p>
      <text:p text:style-name="P2"><text:span text:style-name="T2">[shall be] a </text:span><text:span text:style-name="T5">sign</text:span><text:span text:style-name="T2"> to the house of Israel. {4:4} Lie thou also</text:span></text:p>
      <text:p text:style-name="P2"><text:span text:style-name="T2">upon thy left side, and lay the iniquity of the house of Israel</text:span></text:p>
      <text:p text:style-name="P2"><text:span text:style-name="T2">upon it: [according] to the number of the days that thou</text:span></text:p>
      <text:p text:style-name="P2"><text:span text:style-name="T2">shalt lie upon it thou shalt bear their iniquity. {4:5} For I</text:span></text:p>
      <text:p text:style-name="P2"><text:span text:style-name="T2">have laid upon thee the years of their iniquity, according to</text:span></text:p>
      <text:p text:style-name="P2"><text:span text:style-name="T2">the number of the days, </text:span><text:span text:style-name="T7">three hundred and ninety days:</text:span><text:span text:style-name="T2"> so</text:span></text:p>
      <text:p text:style-name="P2"><text:span text:style-name="T2">shalt thou bear the iniquity of the house of Israel. {4:6} And</text:span></text:p>
      <text:p text:style-name="P2"><text:span text:style-name="T2">when thou hast accomplished them, lie again on thy right</text:span></text:p>
      <text:p text:style-name="P2"><text:span text:style-name="T2">side, and thou shalt bear the iniquity of the house of Judah</text:span></text:p>
      <text:p text:style-name="P2"><text:span text:style-name="T7">forty days:</text:span><text:span text:style-name="T2"> I have appointed thee each day for a year. {4:7}</text:span></text:p>
      <text:p text:style-name="P2"><text:span text:style-name="T2">Therefore thou shalt set thy face toward the siege of</text:span></text:p>
      <text:p text:style-name="P2"><text:span text:style-name="T2">Jerusalem, and thine arm [shall be] uncovered, and thou</text:span></text:p>
      <text:p text:style-name="P2"><text:span text:style-name="T2">shalt prophesy against it. {4:8} And, behold, I will lay</text:span></text:p>
      <text:p text:style-name="P2"><text:span text:style-name="T2">bands upon thee, and thou shalt not turn thee from one side</text:span></text:p>
      <text:p text:style-name="P2"><text:span text:style-name="T2">to another, till thou hast ended the days of thy siege.</text:span></text:p>
      <text:p text:style-name="P2"><text:span text:style-name="T2"><text:s/>{4:9} Take thou also unto thee wheat, and barley, and</text:span></text:p>
      <text:p text:style-name="P2"><text:span text:style-name="T2">beans, and lentiles, and millet, and fitches, and put them in</text:span></text:p>
      <text:p text:style-name="P2"><text:span text:style-name="T2">one vessel, and make thee bread thereof, [according] to the</text:span></text:p>
      <text:p text:style-name="P2"><text:span text:style-name="T2">number of the days that thou shalt lie upon thy side</text:span><text:span text:style-name="T7">, three</text:span></text:p>
      <text:p text:style-name="P2"><text:span text:style-name="T7">hundred and ninety days </text:span><text:span text:style-name="T2">shalt thou eat thereof. {4:10} And</text:span></text:p>
      <text:p text:style-name="P2"><text:span text:style-name="T2">thy meat which thou shalt eat [shall be] by weight,</text:span><text:span text:style-name="T7"> twenty</text:span></text:p>
      <text:p text:style-name="P2"><text:span text:style-name="T2">shekels a day: from time to time shalt thou eat it. {4:11}</text:span></text:p>
      <text:p text:style-name="P2"><text:span text:style-name="T2">Thou shalt drink also water by measure, </text:span><text:span text:style-name="T7">the sixth part </text:span><text:span text:style-name="T2">of an</text:span></text:p>
      <text:p text:style-name="P2"><text:span text:style-name="T2">hin: from time to time shalt thou drink.</text:span></text:p>
      <text:p text:style-name="P2"><text:span text:style-name="T3"/></text:p>
      <text:p text:style-name="P2"><text:span text:style-name="T2"><text:s/>{12:4} Then shalt thou bring forth thy</text:span></text:p>
      <text:p text:style-name="P2"><text:span text:style-name="T2">stuff by </text:span><text:span text:style-name="T7">day</text:span><text:span text:style-name="T2"> in their sight, as stuff for removing: and thou</text:span></text:p>
      <text:p text:style-name="P2"><text:span text:style-name="T2">shalt go forth at </text:span><text:span text:style-name="T7">even</text:span><text:span text:style-name="T2"> in their sight, as they that go forth into</text:span></text:p>
      <text:p text:style-name="P2"><text:span text:style-name="T2">captivity. {12:5} Dig thou through the wall in their sight,</text:span></text:p>
      <text:p text:style-name="P2"><text:span text:style-name="T2">and carry out thereby. {12:6} In their sight shalt thou bear</text:span></text:p>
      <text:p text:style-name="P2"><text:span text:style-name="T2">[it] upon [thy] shoulders, [and] carry [it] forth in the</text:span></text:p>
      <text:p text:style-name="P2"><text:span text:style-name="T7">twilight:</text:span><text:span text:style-name="T2"> thou shalt cover thy face, that thou see not the</text:span></text:p>
      <text:p text:style-name="P2"><text:span text:style-name="T2">ground: for I have set thee [for] a </text:span><text:span text:style-name="T5">sign</text:span><text:span text:style-name="T2"> unto the house of</text:span></text:p>
      <text:p text:style-name="P2"><text:span text:style-name="T2">Israel. {12:7} And I did so as I was commanded: I brought</text:span></text:p>
      <text:p text:style-name="P2"><text:span text:style-name="T2">forth my stuff by </text:span><text:span text:style-name="T7">day</text:span><text:span text:style-name="T2">, as stuff for captivity, and in the </text:span><text:span text:style-name="T7">even</text:span></text:p>
      <text:p text:style-name="P2"><text:span text:style-name="T2">I digged through the wall with mine hand; I brought [it]</text:span></text:p>
      <text:p text:style-name="P2"><text:span text:style-name="T2">forth in the </text:span><text:span text:style-name="T7">twilight</text:span><text:span text:style-name="T2">, [and] I bare [it] upon [my] shoulder in</text:span></text:p>
      <text:p text:style-name="P2"><text:span text:style-name="T2">their sight.</text:span></text:p>
      <text:p text:style-name="P2"><text:span text:style-name="T2"><text:s/>{12:8} And</text:span><text:span text:style-name="T7"> in the morning</text:span><text:span text:style-name="T2"> came the word of the LORD</text:span></text:p>
      <text:p text:style-name="P2"><text:span text:style-name="T2">unto me, saying, {12:9} Son of man, hath not the house of</text:span></text:p>
      <text:p text:style-name="P2"><text:span text:style-name="T2">Israel, the rebellious house, said unto thee, What doest</text:span></text:p>
      <text:p text:style-name="P2"><text:span text:style-name="T2">thou? {12:10} Say thou unto them, Thus saith the Lord</text:span></text:p>
      <text:p text:style-name="P2"><text:span text:style-name="T2">GOD; This burden [concerneth] the prince in Jerusalem,</text:span></text:p>
      <text:p text:style-name="P2"><text:span text:style-name="T2">and all the house of Israel that [are] among them. {12:11}</text:span></text:p>
      <text:p text:style-name="P2"><text:soft-page-break/><text:span text:style-name="T2">Say, I [am] your </text:span><text:span text:style-name="T5">sign</text:span><text:span text:style-name="T2">: like as I have done, so shall it be done</text:span></text:p>
      <text:p text:style-name="P2"><text:span text:style-name="T2">unto them: they shall remove [and] go into captivity.</text:span></text:p>
      <text:p text:style-name="P2"><text:span text:style-name="T2">{12:12} And the prince that [is] among them shall bear</text:span></text:p>
      <text:p text:style-name="P2"><text:span text:style-name="T2">upon [his] shoulder in the </text:span><text:span text:style-name="T7">twilight</text:span><text:span text:style-name="T2">, and shall go forth: they</text:span></text:p>
      <text:p text:style-name="P2"><text:span text:style-name="T2">shall dig through the wall to carry out thereby: he shall</text:span></text:p>
      <text:p text:style-name="P2"><text:span text:style-name="T2">cover his face, that he see not the ground with [his] eyes.</text:span></text:p>
      <text:p text:style-name="P2"><text:span text:style-name="T2"/></text:p>
      <text:p text:style-name="P2"><text:span text:style-name="T2"/></text:p>
      <text:p text:style-name="P2"><text:span text:style-name="T2"><text:s/>{14:7} For every one of the house of Israel, or of the</text:span></text:p>
      <text:p text:style-name="P2"><text:span text:style-name="T2">stranger that sojourneth in Israel, which separateth himself</text:span></text:p>
      <text:p text:style-name="P2"><text:span text:style-name="T2">from me, and setteth up his idols in his heart, and putteth the</text:span></text:p>
      <text:p text:style-name="P2"><text:span text:style-name="T2">stumblingblock of his iniquity before his face, and cometh</text:span></text:p>
      <text:p text:style-name="P2"><text:span text:style-name="T2">to a prophet to enquire of him concerning me; I the LORD</text:span></text:p>
      <text:p text:style-name="P2"><text:span text:style-name="T2">will answer him by myself: {14:8} And I will set my face</text:span></text:p>
      <text:p text:style-name="P2"><text:span text:style-name="T2">against that man, and will make him a </text:span><text:span text:style-name="T5">sign</text:span><text:span text:style-name="T2"> and a proverb,</text:span></text:p>
      <text:p text:style-name="P2"><text:span text:style-name="T2">and I will cut him off from the </text:span><text:span text:style-name="T7">midst</text:span><text:span text:style-name="T2"> of my people; and ye</text:span></text:p>
      <text:p text:style-name="P2"><text:span text:style-name="T2">shall know that I [am] the LORD. {14:9} And if the prophet</text:span></text:p>
      <text:p text:style-name="P2"><text:span text:style-name="T2">be deceived when he hath spoken a thing, I the LORD have</text:span></text:p>
      <text:p text:style-name="P2"><text:span text:style-name="T2">deceived that prophet, and I will stretch out my hand upon</text:span></text:p>
      <text:p text:style-name="P2"><text:span text:style-name="T2">him, and will destroy him from the midst of my people</text:span></text:p>
      <text:p text:style-name="P2"><text:span text:style-name="T2">Israel.</text:span></text:p>
      <text:p text:style-name="P2"><text:span text:style-name="T2"/></text:p>
      <text:p text:style-name="P2"><text:span text:style-name="T2"><text:s/>{20:10} Wherefore I caused them to go forth out of the</text:span></text:p>
      <text:p text:style-name="P2"><text:span text:style-name="T2">land of Egypt, and brought them into the wilderness.</text:span></text:p>
      <text:p text:style-name="P2"><text:span text:style-name="T2">{20:11} And I gave them my statutes, and shewed them my</text:span></text:p>
      <text:p text:style-name="P2"><text:span text:style-name="T2">judgments, which [if] a man do, he shall even live in them.</text:span></text:p>
      <text:p text:style-name="P2"><text:span text:style-name="T2">{20:12} Moreover also I gave them my </text:span><text:span text:style-name="T4">sabbaths</text:span><text:span text:style-name="T2">, to be a</text:span></text:p>
      <text:p text:style-name="P2"><text:span text:style-name="T5">sign</text:span><text:span text:style-name="T2"> between me and them, that they might know that I [am]</text:span></text:p>
      <text:p text:style-name="P2"><text:span text:style-name="T2">the LORD that sanctify them. {20:13} But the house of</text:span></text:p>
      <text:p text:style-name="P2"><text:span text:style-name="T2">Israel rebelled against me in the wilderness: they walked not</text:span></text:p>
      <text:p text:style-name="P2"><text:span text:style-name="T2">in my statutes, and they despised my judgments, which [if]</text:span></text:p>
      <text:p text:style-name="P2"><text:span text:style-name="T2">a man do, he shall even live in them; and my </text:span><text:span text:style-name="T4">sabbaths</text:span><text:span text:style-name="T2"> they</text:span></text:p>
      <text:p text:style-name="P2"><text:span text:style-name="T2">greatly polluted: then I said, I would pour out my fury upon</text:span></text:p>
      <text:p text:style-name="P2"><text:span text:style-name="T2">them in the wilderness, to consume them. {20:14} But I</text:span></text:p>
      <text:p text:style-name="P2"><text:span text:style-name="T2">wrought for my name’s sake, that it should not be polluted</text:span></text:p>
      <text:p text:style-name="P2"><text:span text:style-name="T2">before the heathen, in whose sight I brought them out.</text:span></text:p>
      <text:p text:style-name="P2"><text:span text:style-name="T2"/></text:p>
      <text:p text:style-name="P2"><text:span text:style-name="T2"><text:s/>{20:19} I [am] the LORD your God; walk in my statutes,</text:span></text:p>
      <text:p text:style-name="P2"><text:span text:style-name="T2">and keep my judgments, and do them; {20:20} And hallow</text:span></text:p>
      <text:p text:style-name="P2"><text:span text:style-name="T2">my </text:span><text:span text:style-name="T4">sabbaths</text:span><text:span text:style-name="T2">; and they shall be a </text:span><text:span text:style-name="T5">sign</text:span><text:span text:style-name="T2"> between me and you,</text:span></text:p>
      <text:p text:style-name="P2"><text:span text:style-name="T2">that ye may know that I [am] the LORD your God. {20:21}</text:span></text:p>
      <text:p text:style-name="P2"><text:span text:style-name="T2">Notwithstanding the children rebelled against me: they</text:span></text:p>
      <text:p text:style-name="P2"><text:span text:style-name="T2">walked not in my statutes, neither kept my judgments to do</text:span></text:p>
      <text:p text:style-name="P2"><text:span text:style-name="T2">them, which [if] a man do, he shall even live in them; they</text:span></text:p>
      <text:p text:style-name="P2"><text:span text:style-name="T2">polluted my sabbaths: then I said, I would pour out my fury</text:span></text:p>
      <text:p text:style-name="P2"><text:span text:style-name="T2">upon them, to accomplish my anger against them in the</text:span></text:p>
      <text:p text:style-name="P2"><text:span text:style-name="T2">wilderness.</text:span></text:p>
      <text:p text:style-name="P2"><text:span text:style-name="T2"/></text:p>
      <text:p text:style-name="P2"><text:span text:style-name="T2"><text:s/>{24:19} And the people said unto me, Wilt thou not tell us</text:span></text:p>
      <text:p text:style-name="P2"><text:span text:style-name="T2">what these [things are] to us, that thou doest [so? ]{24:20}</text:span></text:p>
      <text:p text:style-name="P2"><text:span text:style-name="T2">Then I answered them, The word of the LORD came unto</text:span></text:p>
      <text:p text:style-name="P2"><text:span text:style-name="T2">me, saying, {24:21} Speak unto the house of Israel, Thus</text:span></text:p>
      <text:p text:style-name="P2"><text:span text:style-name="T2">saith the Lord GOD; Behold, I will profane my sanctuary,</text:span></text:p>
      <text:p text:style-name="P2"><text:span text:style-name="T2">the excellency of your strength, the desire of your eyes, and</text:span></text:p>
      <text:p text:style-name="P2"><text:span text:style-name="T2">that which your soul pitieth; and your sons and your</text:span></text:p>
      <text:p text:style-name="P2"><text:span text:style-name="T2">daughters whom ye have left shall fall by the sword.</text:span></text:p>
      <text:p text:style-name="P2"><text:soft-page-break/><text:span text:style-name="T2">{24:22} And ye shall do as I have done: ye shall not cover</text:span></text:p>
      <text:p text:style-name="P2"><text:span text:style-name="T2">[your] lips, nor eat the bread of men. {24:23} And your tires</text:span></text:p>
      <text:p text:style-name="P2"><text:span text:style-name="T2">[shall be] upon your heads, and your shoes upon your feet:</text:span></text:p>
      <text:p text:style-name="P2"><text:span text:style-name="T2">ye shall not mourn nor weep; but ye shall pine away for</text:span></text:p>
      <text:p text:style-name="P2"><text:span text:style-name="T2">your iniquities, and mourn one toward another. {24:24}</text:span></text:p>
      <text:p text:style-name="P2"><text:span text:style-name="T2">Thus Ezekiel is unto you a </text:span><text:span text:style-name="T5">sign</text:span><text:span text:style-name="T2">: according to all that he hath</text:span></text:p>
      <text:p text:style-name="P2"><text:span text:style-name="T2">done shall ye do: and when this cometh, ye shall know that I</text:span></text:p>
      <text:p text:style-name="P2"><text:span text:style-name="T2">[am] the Lord GOD. {24:25} Also, thou son of man, [shall</text:span></text:p>
      <text:p text:style-name="P2"><text:span text:style-name="T2">it] not [be] in the </text:span><text:span text:style-name="T7">day</text:span><text:span text:style-name="T2"> when I take from them their strength,</text:span></text:p>
      <text:p text:style-name="P2"><text:span text:style-name="T2">the joy of their glory, the desire of their eyes, and that</text:span></text:p>
      <text:p text:style-name="P2"><text:span text:style-name="T2">whereupon they set their minds, their sons and their</text:span></text:p>
      <text:p text:style-name="P2"><text:span text:style-name="T2">daughters, {24:26} [That] he that escapeth in that </text:span><text:span text:style-name="T7">day</text:span><text:span text:style-name="T2"> shall</text:span></text:p>
      <text:p text:style-name="P2"><text:span text:style-name="T2">come unto thee, to cause [thee] to hear [it] with [thine] ears?</text:span></text:p>
      <text:p text:style-name="P2"><text:span text:style-name="T2">{24:27} In that </text:span><text:span text:style-name="T7">day</text:span><text:span text:style-name="T2"> shall thy mouth be </text:span><text:span text:style-name="T4">opened</text:span><text:span text:style-name="T2"> to him which</text:span></text:p>
      <text:p text:style-name="P2"><text:span text:style-name="T2">is escaped, and thou shalt speak, and be no more dumb: and</text:span></text:p>
      <text:p text:style-name="P2"><text:span text:style-name="T2">thou shalt be a </text:span><text:span text:style-name="T5">sign</text:span><text:span text:style-name="T2"> unto them; and they shall know that I</text:span></text:p>
      <text:p text:style-name="P2"><text:span text:style-name="T2">[am] the LORD.</text:span></text:p>
      <text:p text:style-name="P2"><text:span text:style-name="T2"/></text:p>
      <text:p text:style-name="P2"><text:span text:style-name="T2"><text:s/>{39:11} And it shall come to pass in that </text:span><text:span text:style-name="T7">day</text:span><text:span text:style-name="T2">, [that] I will</text:span></text:p>
      <text:p text:style-name="P2"><text:span text:style-name="T2">give unto Gog a place there of graves in Israel, the valley of</text:span></text:p>
      <text:p text:style-name="P2"><text:span text:style-name="T2">the passengers on the east of the sea: and it shall stop the</text:span></text:p>
      <text:p text:style-name="P2"><text:span text:style-name="T2">[noses] of the passengers: and there shall they bury Gog and</text:span></text:p>
      <text:p text:style-name="P2"><text:span text:style-name="T2">all his multitude: and they shall call [it] The valley of</text:span></text:p>
      <text:p text:style-name="P2"><text:span text:style-name="T2">Hamon-gog. {39:12} And </text:span><text:span text:style-name="T7">seven months</text:span><text:span text:style-name="T2"> shall the house of</text:span></text:p>
      <text:p text:style-name="P2"><text:span text:style-name="T2">Israel be burying of them, that they may cleanse the land.</text:span></text:p>
      <text:p text:style-name="P2"><text:span text:style-name="T2">{39:13} Yea, all the people of the land shall bury [them;]</text:span></text:p>
      <text:p text:style-name="P2"><text:span text:style-name="T2">and it shall be to them a renown the </text:span><text:span text:style-name="T7">day</text:span><text:span text:style-name="T2"> that I shall be</text:span></text:p>
      <text:p text:style-name="P2"><text:span text:style-name="T2">glorified, saith the Lord GOD. {39:14} And they shall sever</text:span></text:p>
      <text:p text:style-name="P2"><text:span text:style-name="T2">out men of continual employment, passing through the land</text:span></text:p>
      <text:p text:style-name="P2"><text:span text:style-name="T2">to bury with the passengers those that remain upon the face</text:span></text:p>
      <text:p text:style-name="P2"><text:span text:style-name="T2">of the earth, to cleanse it: </text:span><text:span text:style-name="T7">after the end of seven months</text:span></text:p>
      <text:p text:style-name="P2"><text:span text:style-name="T2">shall they search. {39:15} And the passengers [that] pass</text:span></text:p>
      <text:p text:style-name="P2"><text:span text:style-name="T2">through the land, when [any] seeth a man’s bone, then shall</text:span></text:p>
      <text:p text:style-name="P2"><text:span text:style-name="T2">he set up a </text:span><text:span text:style-name="T5">sign</text:span><text:span text:style-name="T2"> by it, till the buriers have buried it in the</text:span></text:p>
      <text:p text:style-name="P2"><text:span text:style-name="T2">valley of Hamon-gog. {39:16} And also the name of the</text:span></text:p>
      <text:p text:style-name="P2"><text:span text:style-name="T2">city [shall be] Hamonah. Thus shall they cleanse the land.</text:span></text:p>
      <text:p text:style-name="P2"><text:span text:style-name="T2"/></text:p>
      <text:p text:style-name="P2"><text:span text:style-name="T2"/></text:p>
      <text:p text:style-name="P3"><text:span text:style-name="T3">Daniel:</text:span></text:p>
      <text:p text:style-name="P2"><text:span text:style-name="T3"><text:s/></text:span><text:span text:style-name="T2">{4:1} Nebuchadnezzar the king, unto all people, nations,</text:span></text:p>
      <text:p text:style-name="P2"><text:span text:style-name="T2">and languages, that dwell in all the earth; Peace be</text:span></text:p>
      <text:p text:style-name="P2"><text:span text:style-name="T2">multiplied unto you. {4:2} I thought it good to shew the</text:span></text:p>
      <text:p text:style-name="P2"><text:span text:style-name="T5">signs</text:span><text:span text:style-name="T2"> and wonders that the high God hath wrought toward</text:span></text:p>
      <text:p text:style-name="P2"><text:span text:style-name="T2">me. {4:3} How great [are] his </text:span><text:span text:style-name="T5">signs</text:span><text:span text:style-name="T2">! and how mighty [are]</text:span></text:p>
      <text:p text:style-name="P2"><text:span text:style-name="T2">his wonders! his kingdom [is] an everlasting kingdom, and</text:span></text:p>
      <text:p text:style-name="P2"><text:span text:style-name="T2">his dominion [is] from generation to generation.</text:span></text:p>
      <text:p text:style-name="P2"><text:span text:style-name="T2"/></text:p>
      <text:p text:style-name="P2"><text:span text:style-name="T2"><text:s/>{6:4} Then the presidents and princes sought to find</text:span></text:p>
      <text:p text:style-name="P2"><text:span text:style-name="T2">occasion against Daniel concerning the kingdom; but they</text:span></text:p>
      <text:p text:style-name="P2"><text:span text:style-name="T2">could find none occasion nor fault; forasmuch as he [was]</text:span></text:p>
      <text:p text:style-name="P2"><text:span text:style-name="T4">faithful</text:span><text:span text:style-name="T2">, neither was there any error or fault found in him.</text:span></text:p>
      <text:p text:style-name="P2"><text:span text:style-name="T2">{6:5} Then said these men, We shall not find any occasion</text:span></text:p>
      <text:p text:style-name="P2"><text:span text:style-name="T2">against this Daniel, except we find [it] against him</text:span></text:p>
      <text:p text:style-name="P2"><text:span text:style-name="T2">concerning the </text:span><text:span text:style-name="T4">law</text:span><text:span text:style-name="T2"> of his God. {6:6} Then these presidents</text:span></text:p>
      <text:p text:style-name="P2"><text:span text:style-name="T2">and princes assembled together to the king, and said thus</text:span></text:p>
      <text:p text:style-name="P2"><text:span text:style-name="T2">unto him, King Darius, live for ever. {6:7} All the</text:span></text:p>
      <text:p text:style-name="P2"><text:soft-page-break/><text:span text:style-name="T2">presidents of the kingdom, the governors, and the princes,</text:span></text:p>
      <text:p text:style-name="P2"><text:span text:style-name="T2">the counsellors, and the captains, have consulted together to</text:span></text:p>
      <text:p text:style-name="P2"><text:span text:style-name="T2">establish a royal statute, and to make a firm decree, that</text:span></text:p>
      <text:p text:style-name="P2"><text:span text:style-name="T2">whosoever shall ask a petition of any God or man for </text:span><text:span text:style-name="T7">thirty</text:span></text:p>
      <text:p text:style-name="P2"><text:span text:style-name="T7">days</text:span><text:span text:style-name="T2">, save of thee, O king, he shall be cast into the den of</text:span></text:p>
      <text:p text:style-name="P2"><text:span text:style-name="T2">lions. {6:8} Now, O king, establish the decree, and </text:span><text:span text:style-name="T5">sign</text:span><text:span text:style-name="T2"> the</text:span></text:p>
      <text:p text:style-name="P2"><text:span text:style-name="T2">writing, that it be not changed, according to the </text:span><text:span text:style-name="T4">law</text:span><text:span text:style-name="T2"> of the</text:span></text:p>
      <text:p text:style-name="P2"><text:span text:style-name="T2">Medes and Persians, which altereth not. {6:9} Wherefore</text:span></text:p>
      <text:p text:style-name="P2"><text:span text:style-name="T2">king Darius </text:span><text:span text:style-name="T5">signed</text:span><text:span text:style-name="T2"> the writing and the decree.</text:span></text:p>
      <text:p text:style-name="P2"><text:span text:style-name="T2">{6:10} Now when Daniel knew that the writing was</text:span></text:p>
      <text:p text:style-name="P2"><text:span text:style-name="T5">signed</text:span><text:span text:style-name="T2">, he went into his house; and his windows being open</text:span></text:p>
      <text:p text:style-name="P2"><text:span text:style-name="T2">in his chamber toward Jerusalem, he kneeled upon his knees</text:span></text:p>
      <text:p text:style-name="P2"><text:span text:style-name="T7">three times a day</text:span><text:span text:style-name="T2">, and prayed, and gave thanks before his</text:span></text:p>
      <text:p text:style-name="P2"><text:span text:style-name="T2">God, as he did </text:span><text:span text:style-name="T7">aforetime</text:span><text:span text:style-name="T2">.</text:span><text:span text:style-name="T3"> </text:span><text:span text:style-name="T2"><text:s/>{6:11} Then these men</text:span></text:p>
      <text:p text:style-name="P2"><text:span text:style-name="T2">assembled, and found Daniel praying and making</text:span></text:p>
      <text:p text:style-name="P2"><text:span text:style-name="T2">supplication before his God. {6:12} Then they came near,</text:span></text:p>
      <text:p text:style-name="P2"><text:span text:style-name="T2">and spake before the king concerning the king’s decree;</text:span></text:p>
      <text:p text:style-name="P2"><text:span text:style-name="T2">Hast thou not </text:span><text:span text:style-name="T5">signed</text:span><text:span text:style-name="T2"> a decree, that every man that shall ask</text:span></text:p>
      <text:p text:style-name="P2"><text:span text:style-name="T2">[a petition] of any God or man </text:span><text:span text:style-name="T7">within thirty days</text:span><text:span text:style-name="T2">, save of</text:span></text:p>
      <text:p text:style-name="P2"><text:span text:style-name="T2">thee, O king, shall be cast into the den of lions? The king</text:span></text:p>
      <text:p text:style-name="P2"><text:span text:style-name="T2">answered and said, The thing is true, according to the </text:span><text:span text:style-name="T4">law</text:span><text:span text:style-name="T2"> of</text:span></text:p>
      <text:p text:style-name="P2"><text:span text:style-name="T2">the Medes and Persians, which altereth not. {6:13} Then</text:span></text:p>
      <text:p text:style-name="P2"><text:span text:style-name="T2">answered they and said before the king, That Daniel, which</text:span></text:p>
      <text:p text:style-name="P2"><text:span text:style-name="T2">[is] of the children of the captivity of Judah, regardeth not</text:span></text:p>
      <text:p text:style-name="P2"><text:span text:style-name="T2">thee, O king, nor the decree that thou hast </text:span><text:span text:style-name="T5">signed</text:span><text:span text:style-name="T2">, but</text:span></text:p>
      <text:p text:style-name="P2"><text:span text:style-name="T2">maketh his petition three times a day. {6:14} Then the king,</text:span></text:p>
      <text:p text:style-name="P2"><text:span text:style-name="T2">when he heard [these] words, was sore displeased with</text:span></text:p>
      <text:p text:style-name="P2"><text:span text:style-name="T2">himself, and set [his] heart on Daniel to deliver him: and he</text:span></text:p>
      <text:p text:style-name="P2"><text:span text:style-name="T2">laboured </text:span><text:span text:style-name="T7">till the going down of the sun</text:span><text:span text:style-name="T2"> to deliver him.</text:span></text:p>
      <text:p text:style-name="P2"><text:span text:style-name="T2"><text:s/>{6:15} Then these men assembled unto the king, and said</text:span></text:p>
      <text:p text:style-name="P2"><text:span text:style-name="T2">unto the king, Know, O king, that the law of the Medes and</text:span></text:p>
      <text:p text:style-name="P2"><text:span text:style-name="T2">Persians [is,] That no decree nor statute which the king</text:span></text:p>
      <text:p text:style-name="P2"><text:span text:style-name="T2">establisheth may be changed. {6:16} Then the king</text:span></text:p>
      <text:p text:style-name="P2"><text:span text:style-name="T2">commanded, and they brought Daniel, and cast [him] into</text:span></text:p>
      <text:p text:style-name="P2"><text:span text:style-name="T2">the den of lions. [Now] the king spake and said unto Daniel,</text:span></text:p>
      <text:p text:style-name="P2"><text:span text:style-name="T2">Thy God whom thou servest continually, he will deliver</text:span></text:p>
      <text:p text:style-name="P2"><text:span text:style-name="T2">thee. {6:17} And a </text:span><text:span text:style-name="T4">stone</text:span><text:span text:style-name="T2"> was brought and laid upon the</text:span></text:p>
      <text:p text:style-name="P2"><text:span text:style-name="T9">mouth</text:span><text:span text:style-name="T2"> of the den; and the king </text:span><text:span text:style-name="T4">sealed</text:span><text:span text:style-name="T2"> it with his own </text:span><text:span text:style-name="T5">signet</text:span><text:span text:style-name="T2">,</text:span></text:p>
      <text:p text:style-name="Standard"><text:span text:style-name="T2">and with the </text:span><text:span text:style-name="T5">signet</text:span><text:span text:style-name="T2"> of his lords; that the purpose might not</text:span></text:p>
      <text:p text:style-name="P2"><text:span text:style-name="T2">be changed concerning Daniel.</text:span></text:p>
      <text:p text:style-name="P2"><text:span text:style-name="T2">{6:18} Then the king went to his palace, and </text:span><text:span text:style-name="T7">passed the</text:span></text:p>
      <text:p text:style-name="P2"><text:span text:style-name="T7">night</text:span><text:span text:style-name="T2"> fasting: neither were instruments of musick brought</text:span></text:p>
      <text:p text:style-name="P2"><text:span text:style-name="T2">before him: and his sleep went from him. {6:19} Then the</text:span></text:p>
      <text:p text:style-name="P2"><text:span text:style-name="T2">king arose </text:span><text:span text:style-name="T7">very early in the morning</text:span><text:span text:style-name="T2">, and went in haste unto</text:span></text:p>
      <text:p text:style-name="P2"><text:span text:style-name="T2">the den of lions. {6:20} And when he came to the den, he</text:span></text:p>
      <text:p text:style-name="P2"><text:span text:style-name="T2">cried with a lamentable voice unto Daniel: [and] the king</text:span></text:p>
      <text:p text:style-name="P2"><text:span text:style-name="T2">spake and said to Daniel, O Daniel, servant of the living</text:span></text:p>
      <text:p text:style-name="P2"><text:span text:style-name="T2">God, is thy God, whom thou servest continually, able to</text:span></text:p>
      <text:p text:style-name="P2"><text:span text:style-name="T2">deliver thee from the lions? {6:21} Then said Daniel unto</text:span></text:p>
      <text:p text:style-name="P2"><text:span text:style-name="T2">the king, O king, live </text:span><text:span text:style-name="T7">for ever.</text:span><text:span text:style-name="T2"> {6:22} My God hath sent his</text:span></text:p>
      <text:p text:style-name="P2"><text:span text:style-name="T4">angel</text:span><text:span text:style-name="T2">, and hath shut the lions mouths, that they have not</text:span></text:p>
      <text:p text:style-name="P2"><text:span text:style-name="T2">hurt me: forasmuch as before him innocency was found in</text:span></text:p>
      <text:p text:style-name="P2"><text:span text:style-name="T2">me; and also before thee, O king, have I done no hurt.</text:span></text:p>
      <text:p text:style-name="P2"/>
      <text:p text:style-name="P2"/>
      <text:p text:style-name="P2"><text:soft-page-break/><text:span text:style-name="T2"><text:s/>{6:25} Then king Darius wrote unto all people, nations,</text:span></text:p>
      <text:p text:style-name="P2"><text:span text:style-name="T2">and languages, that dwell in all the earth; Peace be</text:span></text:p>
      <text:p text:style-name="P2"><text:span text:style-name="T7">multiplied</text:span><text:span text:style-name="T2"> unto you. {6:26} I make a decree, That in every</text:span></text:p>
      <text:p text:style-name="P2"><text:span text:style-name="T2">dominion of my kingdom men tremble and fear before the</text:span></text:p>
      <text:p text:style-name="P2"><text:span text:style-name="T2">God of Daniel: for he is the living God, and stedfast for</text:span></text:p>
      <text:p text:style-name="P2"><text:span text:style-name="T2">ever, and his kingdom [that] which shall not be destroyed,</text:span></text:p>
      <text:p text:style-name="P2"><text:span text:style-name="T2">and his dominion [shall be even] </text:span><text:span text:style-name="T7">unto the end</text:span><text:span text:style-name="T2">. {6:27} He</text:span></text:p>
      <text:p text:style-name="P2"><text:span text:style-name="T2">delivereth and rescueth, and he worketh </text:span><text:span text:style-name="T5">signs</text:span><text:span text:style-name="T2"> and </text:span><text:span text:style-name="T4">wonders</text:span></text:p>
      <text:p text:style-name="P2"><text:span text:style-name="T2">in </text:span><text:span text:style-name="T4">heaven</text:span><text:span text:style-name="T2"> and in </text:span><text:span text:style-name="T4">earth</text:span><text:span text:style-name="T2">, who hath delivered Daniel from the</text:span></text:p>
      <text:p text:style-name="P2"><text:span text:style-name="T2">power of the lions. {6:28} So this Daniel prospered in the</text:span></text:p>
      <text:p text:style-name="P2"><text:span text:style-name="T2">reign of Darius, and in the reign of Cyrus the Persian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6-26T09:11:37</meta:creation-date>
    <dc:date>2014-06-26T10:16:41</dc:date>
    <dc:creator>Ryan </dc:creator>
    <meta:editing-duration>P0D</meta:editing-duration>
    <meta:editing-cycles>1</meta:editing-cycles>
    <meta:document-statistic meta:table-count="0" meta:image-count="0" meta:object-count="0" meta:page-count="5" meta:paragraph-count="220" meta:word-count="2334" meta:character-count="12243" meta:non-whitespace-character-count="10114"/>
    <meta:generator>LibreOffice/3.6$Linux_X86_64 LibreOffice_project/360m1$Build-304</meta:generator>
  </office:meta>
</office:document-meta>
</file>